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0" manifest:media-type=""/>
  <manifest:file-entry manifest:full-path="meta.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1" fo:language="en" fo:country="US"/>
    </style:style>
    <style:style style:name="P2" style:family="paragraph" style:parent-style-name="Standard">
      <style:text-properties style:font-name="Liberation Serif1" fo:language="en" fo:country="US" style:font-name-asian="Liberation Serif1" style:language-asian="en" style:country-asian="US" style:font-name-complex="Liberation Serif1" style:language-complex="en" style:country-complex="US"/>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8pt" style:font-size-asian="15.75pt" style:font-size-complex="18pt"/>
    </style:style>
    <style:style style:name="P5" style:family="paragraph" style:parent-style-name="Standard">
      <style:text-properties style:font-name="Liberation Serif1" fo:language="en" fo:country="US"/>
    </style:style>
    <style:style style:name="P6" style:family="paragraph" style:parent-style-name="Standard">
      <style:text-properties style:font-name="Liberation Serif1" fo:language="en" fo:country="US" style:font-name-asian="Liberation Serif1" style:language-asian="en" style:country-asian="US" style:font-name-complex="Liberation Serif1" style:language-complex="en" style:country-complex="US"/>
    </style:style>
    <style:style style:name="T1" style:family="text">
      <style:text-properties fo:font-size="12pt" style:font-size-asian="10.5pt" style:font-size-complex="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eas Landgrebe</text:p>
      <text:p text:style-name="Standard"/>
      <text:p text:style-name="Standard">Which Compression Algorithm took the longest amount of time?</text:p>
      <text:p text:style-name="Standard"/>
      <text:p text:style-name="Standard">Compression of the Activation.jar file</text:p>
      <text:p text:style-name="Standard"><draw:frame draw:style-name="fr1" draw:name="Object1" text:anchor-type="paragraph" svg:x="-0.2799in" svg:y="0.1563in" svg:width="6.4638in" svg:height="1.6744in" draw:z-index="0"><draw:object xlink:href="./Object 1" xlink:type="simple" xlink:show="embed" xlink:actuate="onLoad"/><draw:image xlink:href="./ObjectReplacements/Object 1" xlink:type="simple" xlink:show="embed" xlink:actuate="onLoad"/></draw:frame></text:p>
      <text:p text:style-name="Standard">From the multiple trials that I have ran while testing the compression of the actvation.jar file, I noticed that the compression algorithms that takes the longest amount of time is the PACK compression using pack200 and the PACK + GZIP algorithms. While converting the jar file into the zip file, the compression algorithm would take the shortest amount of time but it is the most efficient process to successful compress a jar file.</text:p>
      <text:p text:style-name="Standard"/>
      <text:p text:style-name="Standard"/>
      <text:p text:style-name="Standard"/>
      <text:p text:style-name="Standard">Compression of the Atomserver-2.0-tests.jar</text:p>
      <text:p text:style-name="Standard"><draw:frame draw:style-name="fr1" draw:name="Object2" text:anchor-type="paragraph" svg:x="-0.2382in" svg:y="0in" svg:width="6.4638in" svg:height="1.5075in" draw:z-index="1"><draw:object xlink:href="./Object 2" xlink:type="simple" xlink:show="embed" xlink:actuate="onLoad"/><draw:image xlink:href="./ObjectReplacements/Object 2" xlink:type="simple" xlink:show="embed" xlink:actuate="onLoad"/></draw:frame>From the five trials that I ran from testing the compression algorithms for testing the atomserver-2.0-test.jar file, I noticed a similar trend when I was testing the compression of the activation.jar file. I noticed that the compression algorithms that took the longest amount of time was the PACK and GZIP and the PACK Compression using the pack 200. Despite that the ZIP compression using jar takes the shortest amount of time, it is the most efficient compression algorithm. </text:p>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ompression of the bailey.jar file</text:p>
      <text:p text:style-name="Standard"><draw:frame draw:style-name="fr1" draw:name="Object3" text:anchor-type="paragraph" svg:x="-0.228in" svg:y="0.0134in" svg:width="6.4638in" svg:height="1.4874in" draw:z-index="2"><draw:object xlink:href="./Object 3" xlink:type="simple" xlink:show="embed" xlink:actuate="onLoad"/><draw:image xlink:href="./ObjectReplacements/Object 3" xlink:type="simple" xlink:show="embed" xlink:actuate="onLoad"/></draw:frame>From the multiple trials of the different algorithms to compress a bailey.jar file, I noticed the same trends as I saw while testing the other jar files. I also noticed that the PACK compression using pack200 and the PACK and GZIP compression algorithms take the longest amount of time. I also noticed that the PACK compression using pack200 and the PACK and GZIP compression algorithm have took a longer amount of time then I was testing the other jar file. This is due to having the bailey.jar file be larger in byte depth than the rest of the jar files. Since the byte depth is greater than the rest of the jar files, it will take a longer amount of time to compress than the rest of the jar files that I compressed.</text:p>
      <text:p text:style-name="Standard"/>
      <text:p text:style-name="Standard"/>
      <text:p text:style-name="Standard"><draw:frame draw:style-name="fr1" draw:name="Object4" text:anchor-type="paragraph" svg:x="0.2307in" svg:y="0.5417in" svg:width="6.4638in" svg:height="1.4866in" draw:z-index="3"><draw:object xlink:href="./Object 4" xlink:type="simple" xlink:show="embed" xlink:actuate="onLoad"/><draw:image xlink:href="./ObjectReplacements/Object 4" xlink:type="simple" xlink:show="embed" xlink:actuate="onLoad"/></draw:frame></text:p>
      <text:p text:style-name="Standard"><text:s/>Compression of the Profiler.jar file</text:p>
      <text:p text:style-name="Standard"/>
      <text:p text:style-name="Standard">From running the five trials of the different compression algorithms, I noticed a similar trend in the other jar file that I have tested. The trend that I see occurring is that the compression algorithms of PACK compression using pack200 and the PACK and GZIP will be taking the longest amount of time to compress. Despite that it is taking a longest amount of compress, it will also the most efficient algorithms that I will testing in this laboratory assignmen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mpression of the Twitter4j-core-3.0.3 jar file</text:p>
      <text:p text:style-name="Standard"><draw:frame draw:style-name="fr1" draw:name="Object5" text:anchor-type="paragraph" svg:x="-0.061in" svg:y="0.1528in" svg:width="6.4638in" svg:height="1.4874in" draw:z-index="4"><draw:object xlink:href="./Object 5" xlink:type="simple" xlink:show="embed" xlink:actuate="onLoad"/><draw:image xlink:href="./ObjectReplacements/Object 5" xlink:type="simple" xlink:show="embed" xlink:actuate="onLoad"/></draw:frame><text:soft-page-break/></text:p>
      <text:p text:style-name="Standard">From the five trials that I ran while testing the different compression algorithm on the Twitter4j-core-3.0.3 jar file, I noticed the same pattern that the other jar file that I have tested. I have noticed that the the compression algorithms that take the longest amount of time is the PACK compression using pack200 and the PACK and GKIP compression algorithms. Despite they take the longest amount of time, there are the most efficient compression algorithms that I have tested.</text:p>
      <text:p text:style-name="Standard"/>
      <text:p text:style-name="Standard"/>
      <text:p text:style-name="P3">The bit depth of the different files that have been compressed:</text:p>
      <text:p text:style-name="P3"/>
      <text:p text:style-name="Standard"><draw:frame draw:style-name="fr1" draw:name="Object6" text:anchor-type="paragraph" svg:x="-0.7571in" svg:y="0.0917in" svg:width="8.5in" svg:height="0.5047in" draw:z-index="5"><draw:object xlink:href="./Object 6" xlink:type="simple" xlink:show="embed" xlink:actuate="onLoad"/><draw:image xlink:href="./ObjectReplacements/Object 6" xlink:type="simple" xlink:show="embed" xlink:actuate="onLoad"/></draw:frame></text:p>
      <text:p text:style-name="Standard"/>
      <text:p text:style-name="Standard">From looking at the different byte depth of the separate compression algorithms, I noticed that the byte depth when using the PACK and GZIP compression algorithm have decreased significantly. I have also noticed that the zip compression using jar compression has decreased the byte depth from the original jar file but not as much as the other compression algorithms such as the PACK compression using pack200 <text:s/>or the PACK and GZIP. When looking at the results of the byte depth, if one is trying to use the algorithm that would compress the most amount, it would be PACK and GZIP compression algorithm.</text:p>
      <text:p text:style-name="Standard"/>
      <text:p text:style-name="Standard"/>
      <text:p text:style-name="Standard"/>
      <text:p text:style-name="Standard"><draw:frame draw:style-name="fr2" draw:name="Object7" text:anchor-type="paragraph" svg:width="8.5in" svg:height="0.4535in" draw:z-index="6"><draw:object xlink:href="./Object 7" xlink:type="simple" xlink:show="embed" xlink:actuate="onLoad"/><draw:image xlink:href="./ObjectReplacements/Object 7" xlink:type="simple" xlink:show="embed" xlink:actuate="onLoad"/></draw:frame></text:p>
      <text:p text:style-name="Standard">From looking at the different byte depth from compressing the atomserver-2.0-tests.jar file, I noticed a rather unusual occurrence while looking at the byte depths. I noticed that as usual that the PACK and GZIP compression has increased the byte depth of the original byte depth significantly. The trend that I found in byte depths that I found unusual was that the PACK compression using pack200 <text:s/>compression has made it so that the byte depth has increased from the original jar file. The reason for this is because some of the jar file that we have decided to test out have not been compressed before and when trying to run the PACK compression using pack200, I will be unable to use GZIP method to perform the compression. Since I am allowed to use GZIP method, the compression algorithm is unable to find a way to compress the file which causes the file to increase in byte depth. This is not a common occurrence so I have found this interesting that this had occurred.</text:p>
      <text:p text:style-name="Standard"/>
      <text:p text:style-name="Standard"><text:soft-page-break/></text:p>
      <text:p text:style-name="Standard"/>
      <text:p text:style-name="Standard"><draw:frame draw:style-name="fr2" draw:name="Object8" text:anchor-type="paragraph" svg:width="8.5in" svg:height="0.5528in" draw:z-index="7"><draw:object xlink:href="./Object 8" xlink:type="simple" xlink:show="embed" xlink:actuate="onLoad"/><draw:image xlink:href="./ObjectReplacements/Object 8" xlink:type="simple" xlink:show="embed" xlink:actuate="onLoad"/></draw:frame></text:p>
      <text:p text:style-name="Standard">From looking at the different byte depth of the different compression algorithms when using the bailey.jar, I did not find any uncommon occurrence. I <text:s/>saw that PACK and GZIP compression algorithm was able to compress the bailey.jar file significantly. I have also noticed that the PACK compression using pack200 compression algorithm was able to find a way to compress the file which is a common occurrence. I also saw that ZIP compression using jar compression algorithm was also able to find a way to compress the bailey.jar file and change it into bailey.zip file.</text:p>
      <text:p text:style-name="Standard"/>
      <text:p text:style-name="Standard"/>
      <text:p text:style-name="Standard"><text:s/></text:p>
      <text:p text:style-name="Standard"/>
      <text:p text:style-name="Standard"/>
      <text:p text:style-name="Standard"/>
      <text:p text:style-name="Standard"><draw:frame draw:style-name="fr2" draw:name="Object9" text:anchor-type="paragraph" svg:width="8.5in" svg:height="0.4543in" draw:z-index="8"><draw:object xlink:href="./Object 9" xlink:type="simple" xlink:show="embed" xlink:actuate="onLoad"/><draw:image xlink:href="./ObjectReplacements/Object 9" xlink:type="simple" xlink:show="embed" xlink:actuate="onLoad"/></draw:frame></text:p>
      <text:p text:style-name="Standard"/>
      <text:p text:style-name="Standard">When looking at the byte depth of the different compression algorithms when using the profiler.jar file, I noticed an occurrence that did not happen while testing the other file that I have compressed. As usual, the PACK and GZIP compression algorithm was able decrease the byte depth of the original jar file the most. The occurrence that I found that I did not see before from looking at the other byte depth, I noticed the compression algorithm of ZIP compression using jar has increased the byte depth of the original jar file. I have not seen this occurrence before but the reason for this is because the ZIP compression algorithm was unable to find a way to be able to compress the file. Since it was unable to find a way to compress the profiler.jar file, it has increased in size. This occurrence of these events often reflects of the jar file one is trying to compress. Each jar file that one sees has all different sizes and classes that is in the jar file. The only way to see which jar file will increase or decrease in byte depth when using these compression algorithm is by testing these algorithm and see the results of the test cases. </text:p>
      <text:p text:style-name="Standard"/>
      <text:p text:style-name="Standard"/>
      <text:p text:style-name="Standard"/>
      <text:p text:style-name="Standard"><draw:frame draw:style-name="fr2" draw:name="Object10" text:anchor-type="paragraph" svg:width="8.5in" svg:height="0.6043in" draw:z-index="9"><draw:object xlink:href="./Object 10" xlink:type="simple" xlink:show="embed" xlink:actuate="onLoad"/><draw:image xlink:href="./ObjectReplacements/Object 10" xlink:type="simple" xlink:show="embed" xlink:actuate="onLoad"/></draw:frame></text:p>
      <text:p text:style-name="Standard"/>
      <text:p text:style-name="Standard"/>
      <text:p text:style-name="Standard">When looking at the byte depths of the different compression algorithms from testing the Twitter4j-core-3.0.3.jar, I noticed that there were not any uncommon trends that I have noticed. I saw that as usual, the compression algorithm of PACK and GZIP was able to decrease the most byte depth. I also saw that the PACK compression using pack200 was able to decease the second most amount of byte depth and the ZIP compression using jar algorithm decreased the least amount of byte depth. Each jar <text:soft-page-break/>file will react differently from the different compression algorithms. In order to figure out how each jar file will react to the different algorithms, one will need to preform different test cases to see the different compression algorithms.</text:p>
      <text:p text:style-name="Standard"/>
      <text:p text:style-name="Standard"/>
      <text:p text:style-name="P4">The Best and Worst Compression Algorithms:</text:p>
      <text:p text:style-name="P4"/>
      <text:p text:style-name="Standard"><text:span text:style-name="T1">When looking at the different compression algorithms and looking at each one if one be will the best or worst algorithm, I believe that it all depends on the situation that is presented. If one is trying to compress the most amount information in a jar file then one will be using the PACK and GZIP compression algorithm. If one is trying to gather the most amount of information, then one will be using the ZIP compression using jar or the PACK compression using pack200. When one is in this situations, it would all depend on the jar file that is being used and what one is trying achieved while performing these compression algorithms. From looking at the jar files, if one has greater byte depth to start with, it would not be able to determine which of the compression algorithms would be the best compression algorithm. For example, when one is looking at Atomserver-2.0-tests.jar, this is the jar file that was the second largest jar file in byte depth. Despite this fact, the PACK compression using pack200 has increased the byte depth from the original byte depth. No one will know the responses of the jar file from the different compression algorithms until it is teste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Script started on Thu 14 Mar 2013 04:40:59 PM EDT<text:line-break/>#]0;landgrebea@aldenv23: ~/cs112/lab5#landgrebea@aldenv23:~/cs112/lab5$ packl2##[K##[K##[K2##[Kk200 acit##[K##[Kti##[K##[K##[K##[K##[K##[K##[K##[K##[K##[K##[K##[K#########/usr/bin/timne ##[K##[K##[Ke aci##[Ktivation.pack.gz####################[C activation.pack.gz###################p activation.pack.gz###################a activation.pack.gz###################c activation.pack.gz###################k activation.pack.gz###################2 activation.pack.gz###################0 activation.pack.gz###################0 activation.pack.gz####################[C activation.pack.gz####################[1Pactivation.pack.gz############################[C#[C#[C#[C#[C#[C#[C#[C#[C#[C#[C#[C#[C#[C#[C#[C#[C#[C#[C#[C#[C#[C#[C#[C#[C#[C#[C# activ </text:p>
      <text:p text:style-name="P1">0.95user 0.03system 0:00.60elapsed 164%CPU (0avgtext+0avgdata 131696maxresident)k</text:p>
      <text:p text:style-name="P1">0inputs+120outputs (0major+13490minor)pagefaults 0swaps</text:p>
      <text:p text:style-name="P1">#]0;landgrebea@aldenv23: ~/cs112/lab5#landgrebea@aldenv23:~/cs112/lab5$ /usr/bin/time pack200 activation.pack.gz activa</text:p>
      <text:p text:style-name="P1">0.99user 0.02system 0:00.61elapsed 166%CPU (0avgtext+0avgdata 131840maxresident)k</text:p>
      <text:p text:style-name="P1">0inputs+120outputs (0major+13315minor)pagefaults 0swaps</text:p>
      <text:p text:style-name="P1">#]0;landgrebea@aldenv23: ~/cs112/lab5#landgrebea@aldenv23:~/cs112/lab5$ /usr/bin/time pack200 activation.pack.gz activa</text:p>
      <text:p text:style-name="P1">1.02user 0.04system 0:00.64elapsed 165%CPU (0avgtext+0avgdata 139968maxresident)k</text:p>
      <text:p text:style-name="P1">0inputs+120outputs (0major+12313minor)pagefaults 0swaps</text:p>
      <text:p text:style-name="P1">#]0;landgrebea@aldenv23: ~/cs112/lab5#landgrebea@aldenv23:~/cs112/lab5$ /usr/bin/time pack200 activation.pack.gz activa</text:p>
      <text:p text:style-name="P1">1.04user 0.03system 0:00.63elapsed 168%CPU (0avgtext+0avgdata 139232maxresident)k</text:p>
      <text:p text:style-name="P1">0inputs+120outputs (0major+13082minor)pagefaults 0swaps</text:p>
      <text:p text:style-name="P1">#]0;landgrebea@aldenv23: ~/cs112/lab5#landgrebea@aldenv23:~/cs112/lab5$ /usr/bin/time pack200 activation.pack.gz activa</text:p>
      <text:p text:style-name="P1">0.89user 0.06system 0:00.58elapsed 163%CPU (0avgtext+0avgdata 135216maxresident)k</text:p>
      <text:p text:style-name="P1">0inputs+120outputs (0major+12552minor)pagefaults 0swaps</text:p>
      <text:p text:style-name="P1">#]0;landgrebea@aldenv23: ~/cs112/lab5#landgrebea@aldenv23:~/cs112/lab5$ /usr/bin/time pack200 activation.pack.gz activa#[C#[C#[C#[C#[C#[C#[C#[C#[C#[C#[C#[C#[C#[C#[C#[C#[C#[Cg activation.pack activation.jar#[A</text:p>
      <text:p text:style-name="P1"/>
      <text:p text:style-name="P1">0.97user 0.04system 0:00.61elapsed 164%CPU (0avgtext+0avgdata 132576maxresident)k</text:p>
      <text:p text:style-name="P1">0inputs+168outputs (0major+14336minor)pagefaults 0swaps</text:p>
      <text:p text:style-name="P1">#]0;landgrebea@aldenv23: ~/cs112/lab5#landgrebea@aldenv23:~/cs112/lab5$ /usr/bin/time pack200 --no-gzip activation.pack</text:p>
      <text:p text:style-name="P1">0.88user 0.03system 0:00.57elapsed 160%CPU (0avgtext+0avgdata 137344maxresident)k</text:p>
      <text:p text:style-name="P1">0inputs+168outputs (0major+12729minor)pagefaults 0swaps</text:p>
      <text:p text:style-name="P1">#]0;landgrebea@aldenv23: ~/cs112/lab5#landgrebea@aldenv23:~/cs112/lab5$ /usr/bin/time pack200 --no-gzip activation.pack</text:p>
      <text:p text:style-name="P1">0.94user 0.05system 0:00.60elapsed 165%CPU (0avgtext+0avgdata 139536maxresident)k</text:p>
      <text:p text:style-name="P1">0inputs+168outputs (0major+14249minor)pagefaults 0swaps</text:p>
      <text:p text:style-name="P1">#]0;landgrebea@aldenv23: ~/cs112/lab5#landgrebea@aldenv23:~/cs112/lab5$ /usr/bin/time pack200 --no-gzip activation.pack</text:p>
      <text:p text:style-name="P1">0.88user 0.02system 0:00.55elapsed 162%CPU (0avgtext+0avgdata 131376maxresident)k</text:p>
      <text:p text:style-name="P1">0inputs+168outputs (0major+12078minor)pagefaults 0swaps</text:p>
      <text:p text:style-name="P1">#]0;landgrebea@aldenv23: ~/cs112/lab5#landgrebea@aldenv23:~/cs112/lab5$ /usr/bin/time pack200 --no-gzip activation.pack</text:p>
      <text:p text:style-name="P1"><text:soft-page-break/>0.91user 0.05system 0:00.60elapsed 160%CPU (0avgtext+0avgdata 130320maxresident)k</text:p>
      <text:p text:style-name="P1">0inputs+168outputs (0major+13242minor)pagefaults 0swaps</text:p>
      <text:p text:style-name="P1">#]0;landgrebea@aldenv23: ~/cs112/lab5#landgrebea@aldenv23:~/cs112/lab5$ zip activation ##[K.zip active##[Kation ##[K.jar</text:p>
      <text:p text:style-name="P1">updating: activation.jar (deflated 10%)</text:p>
      <text:p text:style-name="P1">#]0;landgrebea@aldenv23: ~/cs112/lab5#landgrebea@aldenv23:~/cs112/lab5$ usr/bom/##[K##[K##[K##[Kbin/time zip activation.##[K.zip activation.jar </text:p>
      <text:p text:style-name="P1"/>
      <text:p text:style-name="P1">updating: activation.jar (deflated 10%)</text:p>
      <text:p text:style-name="P1">0.00user 0.00system 0:00.02elapsed 14%CPU (0avgtext+0avgdata 4480maxresident)k</text:p>
      <text:p text:style-name="P1">120inputs+120outputs (0major+345minor)pagefaults 0swaps</text:p>
      <text:p text:style-name="P1">#]0;landgrebea@aldenv23: ~/cs112/lab5#landgrebea@aldenv23:~/cs112/lab5$ /usr/bin/time zip activation.zip activation.jar</text:p>
      <text:p text:style-name="P1">updating: activation.jar (deflated 10%)</text:p>
      <text:p text:style-name="P1">0.00user 0.00system 0:00.02elapsed 14%CPU (0avgtext+0avgdata 4480maxresident)k</text:p>
      <text:p text:style-name="P1">120inputs+120outputs (0major+345minor)pagefaults 0swaps</text:p>
      <text:p text:style-name="P1">#]0;landgrebea@aldenv23: ~/cs112/lab5#landgrebea@aldenv23:~/cs112/lab5$ /usr/bin/time zip activation.zip activation.jar</text:p>
      <text:p text:style-name="P1">updating: activation.jar (deflated 10%)</text:p>
      <text:p text:style-name="P1">0.00user 0.00system 0:00.02elapsed 14%CPU (0avgtext+0avgdata 4464maxresident)k</text:p>
      <text:p text:style-name="P1">120inputs+120outputs (0major+344minor)pagefaults 0swaps</text:p>
      <text:p text:style-name="P1">#]0;landgrebea@aldenv23: ~/cs112/lab5#landgrebea@aldenv23:~/cs112/lab5$ /usr/bin/time zip activation.zip activation.jar</text:p>
      <text:p text:style-name="P1">updating: activation.jar (deflated 10%)</text:p>
      <text:p text:style-name="P1">0.00user 0.00system 0:00.02elapsed 14%CPU (0avgtext+0avgdata 4480maxresident)k</text:p>
      <text:p text:style-name="P1">120inputs+120outputs (0major+345minor)pagefaults 0swaps</text:p>
      <text:p text:style-name="P1">#]0;landgrebea@aldenv23: ~/cs112/lab5#landgrebea@aldenv23:~/cs112/lab5$ /usr/bin/time zip activation.zip activation.jar</text:p>
      <text:p text:style-name="P1">updating: activation.jar (deflated 10%)</text:p>
      <text:p text:style-name="P1">0.00user 0.00system 0:00.19elapsed 2%CPU (0avgtext+0avgdata 4480maxresident)k</text:p>
      <text:p text:style-name="P1">120inputs+120outputs (0major+346minor)pagefaults 0swaps</text:p>
      <text:p text:style-name="P1">#]0;landgrebea@aldenv23: ~/cs112/lab5#landgrebea@aldenv23:~/cs112/lab5$ exit</text:p>
      <text:p text:style-name="P1">exit</text:p>
      <text:p text:style-name="P1"><text:line-break/>Script done on Thu 14 Mar 2013 04:43:35 PM EDT<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cript started on Thu 14 Mar 2013 04:43:47 PM EDT<text:line-break/>#]0;landgrebea@aldenv23: ~/cs112/lab5#landgrebea@aldenv23:~/cs112/lab5$ pacvk ##[K##[K##[Kk 200 ##[K##[K##[K##[K##[K##[K##[K##[K##[K##/usr/bin.##[K/time pack200 atom#server-2.0-tests.pack</text:p>
      <text:p text:style-name="P1">2.14user 0.07system 0:01.20elapsed 183%CPU (0avgtext+0avgdata 208480maxresident)k</text:p>
      <text:p text:style-name="P1">0inputs+208outputs (0major+20397minor)pagefaults 0swaps</text:p>
      <text:p text:style-name="P1">#]0;landgrebea@aldenv23: ~/cs112/lab5#landgrebea@aldenv23:~/cs112/lab5$ /usr/bin/time pack200 atomserver-2.0-tests.pack</text:p>
      <text:p text:style-name="P1">1.79user 0.06system 0:01.02elapsed 180%CPU (0avgtext+0avgdata 195584maxresident)k</text:p>
      <text:p text:style-name="P1">0inputs+208outputs (0major+18753minor)pagefaults 0swaps</text:p>
      <text:p text:style-name="P1">#]0;landgrebea@aldenv23: ~/cs112/lab5#landgrebea@aldenv23:~/cs112/lab5$ /usr/bin/time pack200 atomserver-2.0-tests.pack</text:p>
      <text:p text:style-name="P1">2.10user 0.03system 0:01.15elapsed 184%CPU (0avgtext+0avgdata 196320maxresident)k</text:p>
      <text:p text:style-name="P1">0inputs+208outputs (0major+17339minor)pagefaults 0swaps</text:p>
      <text:p text:style-name="P1">#]0;landgrebea@aldenv23: ~/cs112/lab5#landgrebea@aldenv23:~/cs112/lab5$ /usr/bin/time pack200 atomserver-2.0-tests.pack</text:p>
      <text:p text:style-name="P1">2.12user 0.04system 0:01.18elapsed 183%CPU (0avgtext+0avgdata 193424maxresident)k</text:p>
      <text:p text:style-name="P1">0inputs+208outputs (0major+20170minor)pagefaults 0swaps</text:p>
      <text:p text:style-name="P1">#]0;landgrebea@aldenv23: ~/cs112/lab5#landgrebea@aldenv23:~/cs112/lab5$ /usr/bin/time pack200 atomserver-2.0-tests.pack</text:p>
      <text:p text:style-name="P1">2.03user 0.05system 0:01.14elapsed 182%CPU (0avgtext+0avgdata 187712maxresident)k</text:p>
      <text:p text:style-name="P1">0inputs+208outputs (0major+23451minor)pagefaults 0swaps</text:p>
      <text:p text:style-name="P1">#]0;landgrebea@aldenv23: ~/cs112/lab5#landgrebea@aldenv23:~/cs112/lab5$ /usr/bin./##[Kti##[K##[K##[K/time pack n##[K--no-gzip ##############[C#[C#[1@2#[1@0#[1@0#[C#[C#[C#[C#[C#[C#[C#[C#[C#[C#[C#######atoms#erver-2.0-</text:p>
      <text:p text:style-name="P1">2.16user 0.03system 0:01.19elapsed 184%CPU (0avgtext+0avgdata 198512maxresident)k</text:p>
      <text:p text:style-name="P1">0inputs+488outputs (0major+18776minor)pagefaults 0swaps</text:p>
      <text:p text:style-name="P1">#]0;landgrebea@aldenv23: ~/cs112/lab5#landgrebea@aldenv23:~/cs112/lab5$ /usr/bin/time pack200 --no-gzip atomserver-2.0-</text:p>
      <text:p text:style-name="P1">1.88user 0.08system 0:01.08elapsed 181%CPU (0avgtext+0avgdata 197840maxresident)k</text:p>
      <text:p text:style-name="P1">0inputs+488outputs (0major+21439minor)pagefaults 0swaps</text:p>
      <text:p text:style-name="P1">#]0;landgrebea@aldenv23: ~/cs112/lab5#landgrebea@aldenv23:~/cs112/lab5$ /usr/bin/time pack200 --no-gzip atomserver-2.0-</text:p>
      <text:p text:style-name="P1">2.05user 0.06system 0:01.14elapsed 185%CPU (0avgtext+0avgdata 188816maxresident)k</text:p>
      <text:p text:style-name="P1">0inputs+488outputs (0major+19556minor)pagefaults 0swaps</text:p>
      <text:p text:style-name="P1">#]0;landgrebea@aldenv23: ~/cs112/lab5#landgrebea@aldenv23:~/cs112/lab5$ /usr/bin/time pack200 --no-gzip atomserver-2.0-</text:p>
      <text:p text:style-name="P1">1.98user 0.05system 0:01.12elapsed 182%CPU (0avgtext+0avgdata 191152maxresident)k</text:p>
      <text:p text:style-name="P1">0inputs+488outputs (0major+18680minor)pagefaults 0swaps</text:p>
      <text:p text:style-name="P1">#]0;landgrebea@aldenv23: ~/cs112/lab5#landgrebea@aldenv23:~/cs112/lab5$ /usr/bin/time pack200 --no-gzip atomserver-2.0-</text:p>
      <text:p text:style-name="P1">2.00user 0.07system 0:01.15elapsed 180%CPU (0avgtext+0avgdata 189264maxresident)k</text:p>
      <text:p text:style-name="P1">0inputs+488outputs (0major+25632minor)pagefaults 0swaps</text:p>
      <text:p text:style-name="P1">#]0;landgrebea@aldenv23: ~/cs112/lab5#landgrebea@aldenv23:~/cs112/lab5$ /usr.bin##[K##[K##[K##[K##[Kr/bint##[K/time zip atoms#erver-2.0-tests.zip ato </text:p>
      <text:p text:style-name="P1">updating: atomserver-2.0-tests.jar (deflated 7%)</text:p>
      <text:p text:style-name="P1">0.01user 0.00system 0:00.05elapsed 22%CPU (0avgtext+0avgdata 4496maxresident)k</text:p>
      <text:p text:style-name="P1">352inputs+352outputs (0major+345minor)pagefaults 0swaps</text:p>
      <text:p text:style-name="P1"><text:soft-page-break/>#]0;landgrebea@aldenv23: ~/cs112/lab5#landgrebea@aldenv23:~/cs112/lab5$ /usr/bin/time zip atomserver-2.0-tests.zip atom</text:p>
      <text:p text:style-name="P1">updating: atomserver-2.0-tests.jar (deflated 7%)</text:p>
      <text:p text:style-name="P1">0.01user 0.00system 0:00.05elapsed 23%CPU (0avgtext+0avgdata 4496maxresident)k</text:p>
      <text:p text:style-name="P1">352inputs+352outputs (0major+345minor)pagefaults 0swaps</text:p>
      <text:p text:style-name="P1">#]0;landgrebea@aldenv23: ~/cs112/lab5#landgrebea@aldenv23:~/cs112/lab5$ /usr/bin/time zip atomserver-2.0-tests.zip atom</text:p>
      <text:p text:style-name="P1">updating: atomserver-2.0-tests.jar (deflated 7%)</text:p>
      <text:p text:style-name="P1">0.01user 0.00system 0:00.05elapsed 27%CPU (0avgtext+0avgdata 4496maxresident)k</text:p>
      <text:p text:style-name="P1">352inputs+352outputs (0major+345minor)pagefaults 0swaps</text:p>
      <text:p text:style-name="P1">#]0;landgrebea@aldenv23: ~/cs112/lab5#landgrebea@aldenv23:~/cs112/lab5$ /usr/bin/time zip atomserver-2.0-tests.zip atom</text:p>
      <text:p text:style-name="P1">updating: atomserver-2.0-tests.jar (deflated 7%)</text:p>
      <text:p text:style-name="P1">0.00user 0.00system 0:00.05elapsed 28%CPU (0avgtext+0avgdata 4496maxresident)k</text:p>
      <text:p text:style-name="P1">352inputs+352outputs (0major+345minor)pagefaults 0swaps</text:p>
      <text:p text:style-name="P1">#]0;landgrebea@aldenv23: ~/cs112/lab5#landgrebea@aldenv23:~/cs112/lab5$ /usr/bin/time zip atomserver-2.0-tests.zip atom</text:p>
      <text:p text:style-name="P1">updating: atomserver-2.0-tests.jar (deflated 7%)</text:p>
      <text:p text:style-name="P1">0.01user 0.00system 0:00.06elapsed 25%CPU (0avgtext+0avgdata 4480maxresident)k</text:p>
      <text:p text:style-name="P1">352inputs+352outputs (0major+344minor)pagefaults 0swaps</text:p>
      <text:p text:style-name="P1">#]0;landgrebea@aldenv23: ~/cs112/lab5#landgrebea@aldenv23:~/cs112/lab5$ exit##[K##[K##[K##[K#exit</text:p>
      <text:p text:style-name="P1">exit</text:p>
      <text:p text:style-name="P1"><text:line-break/>Script done on Thu 14 Mar 2013 04:48:41 PM EDT<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cript started on Thu 14 Mar 2013 04:49:11 PM EDT<text:line-break/>#]0;landgrebea@aldenv23: ~/cs112/lab5#landgrebea@aldenv23:~/cs112/lab5$ /usr/bio##[Kn/time pack200 bailey.pack.gz bailey.ja </text:p>
      <text:p text:style-name="P1">2.10user 0.06system 0:01.19elapsed 182%CPU (0avgtext+0avgdata 216176maxresident)k</text:p>
      <text:p text:style-name="P1">0inputs+176outputs (0major+22733minor)pagefaults 0swaps</text:p>
      <text:p text:style-name="P1">#]0;landgrebea@aldenv23: ~/cs112/lab5#landgrebea@aldenv23:~/cs112/lab5$ /usr/bin/time pack200 bailey.pack.gz bailey.jar</text:p>
      <text:p text:style-name="P1">2.37user 0.06system 0:01.32elapsed 184%CPU (0avgtext+0avgdata 210480maxresident)k</text:p>
      <text:p text:style-name="P1">0inputs+176outputs (0major+25059minor)pagefaults 0swaps</text:p>
      <text:p text:style-name="P1">#]0;landgrebea@aldenv23: ~/cs112/lab5#landgrebea@aldenv23:~/cs112/lab5$ /usr/bin/time pack200 bailey.pack.gz bailey.jar</text:p>
      <text:p text:style-name="P1">2.05user 0.06system 0:01.15elapsed 183%CPU (0avgtext+0avgdata 207472maxresident)k</text:p>
      <text:p text:style-name="P1">0inputs+176outputs (0major+22145minor)pagefaults 0swaps</text:p>
      <text:p text:style-name="P1">#]0;landgrebea@aldenv23: ~/cs112/lab5#landgrebea@aldenv23:~/cs112/lab5$ /usr/bin/time pack200 bailey.pack.gz bailey.jar</text:p>
      <text:p text:style-name="P1">2.26user 0.07system 0:01.28elapsed 181%CPU (0avgtext+0avgdata 214368maxresident)k</text:p>
      <text:p text:style-name="P1">0inputs+176outputs (0major+26992minor)pagefaults 0swaps</text:p>
      <text:p text:style-name="P1">#]0;landgrebea@aldenv23: ~/cs112/lab5#landgrebea@aldenv23:~/cs112/lab5$ /usr/bin/time pack200 bailey.pack.gz bailey.jar</text:p>
      <text:p text:style-name="P1">2.20user 0.07system 0:01.25elapsed 181%CPU (0avgtext+0avgdata 210208maxresident)k</text:p>
      <text:p text:style-name="P1">0inputs+176outputs (0major+22712minor)pagefaults 0swaps</text:p>
      <text:p text:style-name="P1">#]0;landgrebea@aldenv23: ~/cs112/lab5#landgrebea@aldenv23:~/cs112/lab5$ /usr/bin ##[K.ti##[K##[K##[K/time pavk20##[K##[K##[K##[Kck200 bailey.pack p##[Kbailey.jar</text:p>
      <text:p text:style-name="P1">To write a *.pack file, specify --no-gzip: bailey.pack</text:p>
      <text:p text:style-name="P1">Usage: <text:s/>pack200 [-opt... | --option=value]... x.pack[.gz] y.jar</text:p>
      <text:p text:style-name="P1">(For more information, run pack200 --help .)</text:p>
      <text:p text:style-name="P1">Command exited with non-zero status 2</text:p>
      <text:p text:style-name="P1">0.06user 0.01system 0:00.07elapsed 96%CPU (0avgtext+0avgdata 59296maxresident)k</text:p>
      <text:p text:style-name="P1">0inputs+64outputs (0major+3809minor)pagefaults 0swaps</text:p>
      <text:p text:style-name="P1">#]0;landgrebea@aldenv23: ~/cs112/lab5#landgrebea@aldenv23:~/cs112/lab5$ /usr/bin/time pack200 bailey.pack bailey.jar</text:p>
      <text:p text:style-name="P1">To write a *.pack file, specify --no-gzip: bailey.pack</text:p>
      <text:p text:style-name="P1">Usage: <text:s/>pack200 [-opt... | --option=value]... x.pack[.gz] y.jar</text:p>
      <text:p text:style-name="P1">(For more information, run pack200 --help .)</text:p>
      <text:p text:style-name="P1">Command exited with non-zero status 2</text:p>
      <text:p text:style-name="P1">0.07user 0.00system 0:00.08elapsed 95%CPU (0avgtext+0avgdata 59328maxresident)k</text:p>
      <text:p text:style-name="P1">0inputs+64outputs (0major+3811minor)pagefaults 0swaps</text:p>
      <text:p text:style-name="P1">#]0;landgrebea@aldenv23: ~/cs112/lab5#landgrebea@aldenv23:~/cs112/lab5$ /usr/bin/time pack200 bailey.pack bailey.jar</text:p>
      <text:p text:style-name="P1">To write a *.pack file, specify --no-gzip: bailey.pack</text:p>
      <text:p text:style-name="P1">Usage: <text:s/>pack200 [-opt... | --option=value]... x.pack[.gz] y.jar</text:p>
      <text:p text:style-name="P1">(For more information, run pack200 --help .)</text:p>
      <text:p text:style-name="P1">Command exited with non-zero status 2</text:p>
      <text:p text:style-name="P1">0.04user 0.03system 0:00.07elapsed 100%CPU (0avgtext+0avgdata 59552maxresident)k</text:p>
      <text:p text:style-name="P1">0inputs+64outputs (0major+3810minor)pagefaults 0swaps</text:p>
      <text:p text:style-name="P1">#]0;landgrebea@aldenv23: ~/cs112/lab5#landgrebea@aldenv23:~/cs112/lab5$ /usr/bin/time pack200 bailey.pack bailey.jar</text:p>
      <text:p text:style-name="P1">To write a *.pack file, specify --no-gzip: bailey.pack</text:p>
      <text:p text:style-name="P1">Usage: <text:s/>pack200 [-opt... | --option=value]... x.pack[.gz] y.jar</text:p>
      <text:p text:style-name="P1"><text:soft-page-break/>(For more information, run pack200 --help .)</text:p>
      <text:p text:style-name="P1">Command exited with non-zero status 2</text:p>
      <text:p text:style-name="P1">0.06user 0.00system 0:00.08elapsed 95%CPU (0avgtext+0avgdata 59536maxresident)k</text:p>
      <text:p text:style-name="P1">0inputs+64outputs (0major+3809minor)pagefaults 0swaps</text:p>
      <text:p text:style-name="P1">#]0;landgrebea@aldenv23: ~/cs112/lab5#landgrebea@aldenv23:~/cs112/lab5$ /usr/bin/time pack200 bailey.pack bailey.jar</text:p>
      <text:p text:style-name="P1">To write a *.pack file, specify --no-gzip: bailey.pack</text:p>
      <text:p text:style-name="P1">Usage: <text:s/>pack200 [-opt... | --option=value]... x.pack[.gz] y.jar</text:p>
      <text:p text:style-name="P1">(For more information, run pack200 --help .)</text:p>
      <text:p text:style-name="P1">Command exited with non-zero status 2</text:p>
      <text:p text:style-name="P1">0.06user 0.00system 0:00.07elapsed 94%CPU (0avgtext+0avgdata 59296maxresident)k</text:p>
      <text:p text:style-name="P1">0inputs+64outputs (0major+3810minor)pagefaults 0swaps</text:p>
      <text:p text:style-name="P1">#]0;landgrebea@aldenv23: ~/cs112/lab5#landgrebea@aldenv23:~/cs112/lab5$ /usr./##[K##[K/bin./t##[K##[K##[K/time bailey.jar ##[K##[K##[K##[K##[K.zip ############[1@ ##[1@z#[1@i#[1@p######[C#[C#[C#[C#[C#[C#[C#[C#[C#[C#[C#[C#[C#[C#[C#[C#[Cbailey.jar</text:p>
      <text:p text:style-name="P1">updating: bailey.jar (deflated 7%)</text:p>
      <text:p text:style-name="P1">0.01user 0.00system 0:00.16elapsed 7%CPU (0avgtext+0avgdata 4480maxresident)k</text:p>
      <text:p text:style-name="P1">360inputs+360outputs (0major+344minor)pagefaults 0swaps</text:p>
      <text:p text:style-name="P1">#]0;landgrebea@aldenv23: ~/cs112/lab5#landgrebea@aldenv23:~/cs112/lab5$ /usr/bin/time zip bailey.zip bailey.jar</text:p>
      <text:p text:style-name="P1">updating: bailey.jar (deflated 7%)</text:p>
      <text:p text:style-name="P1">0.00user 0.00system 0:00.10elapsed 7%CPU (0avgtext+0avgdata 4496maxresident)k</text:p>
      <text:p text:style-name="P1">360inputs+360outputs (0major+345minor)pagefaults 0swaps</text:p>
      <text:p text:style-name="P1">#]0;landgrebea@aldenv23: ~/cs112/lab5#landgrebea@aldenv23:~/cs112/lab5$ /usr/bin/time zip bailey.zip bailey.jar</text:p>
      <text:p text:style-name="P1">updating: bailey.jar (deflated 7%)</text:p>
      <text:p text:style-name="P1">0.00user 0.00system 0:00.07elapsed 16%CPU (0avgtext+0avgdata 4496maxresident)k</text:p>
      <text:p text:style-name="P1">360inputs+360outputs (0major+345minor)pagefaults 0swaps</text:p>
      <text:p text:style-name="P1">#]0;landgrebea@aldenv23: ~/cs112/lab5#landgrebea@aldenv23:~/cs112/lab5$ /usr/bin/time zip bailey.zip bailey.jar</text:p>
      <text:p text:style-name="P1">updating: bailey.jar (deflated 7%)</text:p>
      <text:p text:style-name="P1">0.01user 0.00system 0:00.06elapsed 25%CPU (0avgtext+0avgdata 4496maxresident)k</text:p>
      <text:p text:style-name="P1">360inputs+360outputs (0major+345minor)pagefaults 0swaps</text:p>
      <text:p text:style-name="P1">#]0;landgrebea@aldenv23: ~/cs112/lab5#landgrebea@aldenv23:~/cs112/lab5$ /usr/bin/time zip bailey.zip bailey.jar</text:p>
      <text:p text:style-name="P1">updating: bailey.jar (deflated 7%)</text:p>
      <text:p text:style-name="P1">0.00user 0.00system 0:00.05elapsed 14%CPU (0avgtext+0avgdata 4480maxresident)k</text:p>
      <text:p text:style-name="P1">360inputs+360outputs (0major+344minor)pagefaults 0swaps</text:p>
      <text:p text:style-name="P1">#]0;landgrebea@aldenv23: ~/cs112/lab5#landgrebea@aldenv23:~/cs112/lab5$ /##[K#exit</text:p>
      <text:p text:style-name="P1">exit</text:p>
      <text:p text:style-name="P1"><text:line-break/>Script done on Thu 14 Mar 2013 04:51:24 PM EDT<text:line-break/></text:p>
      <text:p text:style-name="P1"/>
      <text:p text:style-name="P1"/>
      <text:p text:style-name="P1"/>
      <text:p text:style-name="P1"/>
      <text:p text:style-name="P1"/>
      <text:p text:style-name="P1"/>
      <text:p text:style-name="P2"><text:soft-page-break/>Script started on Thu 14 Mar 2013 05:09:44 PM EDT<text:line-break/>#]0;landgrebea@aldenv23: ~/cs112/lab5#landgrebea@aldenv23:~/cs112/lab5$ /usr/bin/to##[Kime pack200 profiler .##[K##[K.pack.gz profile </text:p>
      <text:p text:style-name="P2">0.24user 0.04system 0:00.22elapsed 126%CPU (0avgtext+0avgdata 99904maxresident)k</text:p>
      <text:p text:style-name="P2">0inputs+72outputs (0major+7714minor)pagefaults 0swaps</text:p>
      <text:p text:style-name="P2">#]0;landgrebea@aldenv23: ~/cs112/lab5#landgrebea@aldenv23:~/cs112/lab5$ /usr/bin/time pack200 profiler.pack.gz profiler</text:p>
      <text:p text:style-name="P2">0.26user 0.03system 0:00.22elapsed 129%CPU (0avgtext+0avgdata 101104maxresident)k</text:p>
      <text:p text:style-name="P2">0inputs+72outputs (0major+8255minor)pagefaults 0swaps</text:p>
      <text:p text:style-name="P2">#]0;landgrebea@aldenv23: ~/cs112/lab5#landgrebea@aldenv23:~/cs112/lab5$ /usr/bin/time pack200 profiler.pack.gz profiler</text:p>
      <text:p text:style-name="P2">0.26user 0.02system 0:00.22elapsed 125%CPU (0avgtext+0avgdata 101152maxresident)k</text:p>
      <text:p text:style-name="P2">0inputs+72outputs (0major+8074minor)pagefaults 0swaps</text:p>
      <text:p text:style-name="P2">#]0;landgrebea@aldenv23: ~/cs112/lab5#landgrebea@aldenv23:~/cs112/lab5$ /usr/bin/time pack200 profiler.pack.gz profiler</text:p>
      <text:p text:style-name="P2">0.26user 0.03system 0:00.23elapsed 128%CPU (0avgtext+0avgdata 99632maxresident)k</text:p>
      <text:p text:style-name="P2">0inputs+72outputs (0major+8301minor)pagefaults 0swaps</text:p>
      <text:p text:style-name="P2">#]0;landgrebea@aldenv23: ~/cs112/lab5#landgrebea@aldenv23:~/cs112/lab5$ /usr/bin/time pack200 profiler.pack.gz profiler</text:p>
      <text:p text:style-name="P2">0.26user 0.01system 0:00.21elapsed 126%CPU (0avgtext+0avgdata 98640maxresident)k</text:p>
      <text:p text:style-name="P2">0inputs+72outputs (0major+7742minor)pagefaults 0swaps</text:p>
      <text:p text:style-name="P2">#]0;landgrebea@aldenv23: ~/cs112/lab5#landgrebea@aldenv23:~/cs112/lab5$ /usr/bin/time pack200 profiler ##[K##[K##[K##[K##[K##[K##[K##[K##[K##[K --no-gzip profiler.pack <text:s/></text:p>
      <text:p text:style-name="P2">0.24user 0.02system 0:00.21elapsed 126%CPU (0avgtext+0avgdata 98528maxresident)k</text:p>
      <text:p text:style-name="P2">0inputs+80outputs (0major+7554minor)pagefaults 0swaps</text:p>
      <text:p text:style-name="P2">#]0;landgrebea@aldenv23: ~/cs112/lab5#landgrebea@aldenv23:~/cs112/lab5$ /usr/bin/time pack200 --no-gzip profiler.pack p</text:p>
      <text:p text:style-name="P2">0.30user 0.02system 0:00.25elapsed 131%CPU (0avgtext+0avgdata 99808maxresident)k</text:p>
      <text:p text:style-name="P2">0inputs+80outputs (0major+8129minor)pagefaults 0swaps</text:p>
      <text:p text:style-name="P2">#]0;landgrebea@aldenv23: ~/cs112/lab5#landgrebea@aldenv23:~/cs112/lab5$ /usr/bin/time pack200 --no-gzip profiler.pack p</text:p>
      <text:p text:style-name="P2">0.29user 0.02system 0:00.24elapsed 128%CPU (0avgtext+0avgdata 102480maxresident)k</text:p>
      <text:p text:style-name="P2">0inputs+80outputs (0major+8255minor)pagefaults 0swaps</text:p>
      <text:p text:style-name="P2">#]0;landgrebea@aldenv23: ~/cs112/lab5#landgrebea@aldenv23:~/cs112/lab5$ /usr/bin/time pack200 --no-gzip profiler.pack p</text:p>
      <text:p text:style-name="P2">0.28user 0.01system 0:00.23elapsed 128%CPU (0avgtext+0avgdata 102192maxresident)k</text:p>
      <text:p text:style-name="P2">0inputs+80outputs (0major+8176minor)pagefaults 0swaps</text:p>
      <text:p text:style-name="P2">#]0;landgrebea@aldenv23: ~/cs112/lab5#landgrebea@aldenv23:~/cs112/lab5$ /usr/bin/time pack200 --no-gzip profiler.pack p</text:p>
      <text:p text:style-name="P2">0.26user 0.02system 0:00.21elapsed 129%CPU (0avgtext+0avgdata 99712maxresident)k</text:p>
      <text:p text:style-name="P2">0inputs+80outputs (0major+7805minor)pagefaults 0swaps</text:p>
      <text:p text:style-name="P2">#]0;landgrebea@aldenv23: ~/cs112/lab5#landgrebea@aldenv23:~/cs112/lab5$ /usr./bi##[K##[K##[K##[K/bin ##[K.time ##[K##[K##[K##[K##[K##[K/timne ##[K##[K##[Ke ap##[K##[Kpack200 ##[K##[K##[K##[K##[K##[K##[K##[Kzip profiler./##[Kzip profiler.jar</text:p>
      <text:p text:style-name="P2"><text:s text:c="2"/>adding: profiler.jar (deflated 11%)</text:p>
      <text:p text:style-name="P2">0.00user 0.00system 0:00.01elapsed 0%CPU (0avgtext+0avgdata 4416maxresident)k</text:p>
      <text:p text:style-name="P2">0inputs+88outputs (0major+341minor)pagefaults 0swaps</text:p>
      <text:p text:style-name="P2">#]0;landgrebea@aldenv23: ~/cs112/lab5#landgrebea@aldenv23:~/cs112/lab5$ /usr/bin/time zip profiler.zip profiler.jar</text:p>
      <text:p text:style-name="P2"><text:soft-page-break/>updating: profiler.jar (deflated 11%)</text:p>
      <text:p text:style-name="P2">0.00user 0.00system 0:00.02elapsed 0%CPU (0avgtext+0avgdata 4176maxresident)k</text:p>
      <text:p text:style-name="P2">88inputs+88outputs (0major+321minor)pagefaults 0swaps</text:p>
      <text:p text:style-name="P2">#]0;landgrebea@aldenv23: ~/cs112/lab5#landgrebea@aldenv23:~/cs112/lab5$ /usr/bin/time zip profiler.zip profiler.jar</text:p>
      <text:p text:style-name="P2">updating: profiler.jar (deflated 11%)</text:p>
      <text:p text:style-name="P2">0.00user 0.00system 0:00.02elapsed 0%CPU (0avgtext+0avgdata 4192maxresident)k</text:p>
      <text:p text:style-name="P2">88inputs+88outputs (0major+322minor)pagefaults 0swaps</text:p>
      <text:p text:style-name="P2">#]0;landgrebea@aldenv23: ~/cs112/lab5#landgrebea@aldenv23:~/cs112/lab5$ /usr/bin/time zip profiler.zip profiler.jar</text:p>
      <text:p text:style-name="P2">updating: profiler.jar (deflated 11%)</text:p>
      <text:p text:style-name="P2">0.00user 0.00system 0:00.03elapsed 0%CPU (0avgtext+0avgdata 4192maxresident)k</text:p>
      <text:p text:style-name="P2">88inputs+88outputs (0major+322minor)pagefaults 0swaps</text:p>
      <text:p text:style-name="P2">#]0;landgrebea@aldenv23: ~/cs112/lab5#landgrebea@aldenv23:~/cs112/lab5$ /usr/bin/time zip profiler.zip profiler.jar</text:p>
      <text:p text:style-name="P2">updating: profiler.jar (deflated 11%)</text:p>
      <text:p text:style-name="P2">0.00user 0.00system 0:00.02elapsed 0%CPU (0avgtext+0avgdata 4192maxresident)k</text:p>
      <text:p text:style-name="P2">88inputs+88outputs (0major+322minor)pagefaults 0swaps</text:p>
      <text:p text:style-name="P2">#]0;landgrebea@aldenv23: ~/cs112/lab5#landgrebea@aldenv23:~/cs112/lab5$ exit</text:p>
      <text:p text:style-name="P2">exit</text:p>
      <text:p text:style-name="P2"><text:line-break/>Script done on Thu 14 Mar 2013 05:11:19 PM EDT<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cript started on Thu 14 Mar 2013 05:19:14 PM EDT<text:line-break/>#]0;landgrebea@aldenv23: ~/cs112/lab5#landgrebea@aldenv23:~/cs112/lab5$ usr.bi##[K##[K##[K##[Kr/bion##[K##[Kn/time ######################[1@/#[C#[C#[C#[C#[C#[C#[C#[C#[C#[C#[C#[C#[C#####[Ctwitter ##[K###[K##[K##[K##[K##[K##[K##[K##[K pack200 twitter#4j-core-3.0.3.pack</text:p>
      <text:p text:style-name="P2">3.48user 0.07system 0:01.91elapsed 186%CPU (0avgtext+0avgdata 255392maxresident)k</text:p>
      <text:p text:style-name="P2">0inputs+232outputs (0major+27997minor)pagefaults 0swaps</text:p>
      <text:p text:style-name="P2">#]0;landgrebea@aldenv23: ~/cs112/lab5#landgrebea@aldenv23:~/cs112/lab5$ /usr/bin/time pack200 twitter4j-core-3.0.3.pack</text:p>
      <text:p text:style-name="P2">3.38user 0.04system 0:01.85elapsed 185%CPU (0avgtext+0avgdata 245584maxresident)k</text:p>
      <text:p text:style-name="P2">0inputs+232outputs (0major+24784minor)pagefaults 0swaps</text:p>
      <text:p text:style-name="P2">#]0;landgrebea@aldenv23: ~/cs112/lab5#landgrebea@aldenv23:~/cs112/lab5$ /usr/bin/time pack200 twitter4j-core-3.0.3.pack</text:p>
      <text:p text:style-name="P2">3.41user 0.06system 0:01.89elapsed 183%CPU (0avgtext+0avgdata 253280maxresident)k</text:p>
      <text:p text:style-name="P2">0inputs+232outputs (0major+25179minor)pagefaults 0swaps</text:p>
      <text:p text:style-name="P2">#]0;landgrebea@aldenv23: ~/cs112/lab5#landgrebea@aldenv23:~/cs112/lab5$ /usr/bin/time pack200 twitter4j-core-3.0.3.pack</text:p>
      <text:p text:style-name="P2">3.28user 0.08system 0:01.85elapsed 181%CPU (0avgtext+0avgdata 267664maxresident)k</text:p>
      <text:p text:style-name="P2">0inputs+232outputs (0major+28881minor)pagefaults 0swaps</text:p>
      <text:p text:style-name="P2">#]0;landgrebea@aldenv23: ~/cs112/lab5#landgrebea@aldenv23:~/cs112/lab5$ /usr/bin/time pack200 twitter4j-core-3.0.3.pack</text:p>
      <text:p text:style-name="P2">3.43user 0.07system 0:01.90elapsed 184%CPU (0avgtext+0avgdata 250736maxresident)k</text:p>
      <text:p text:style-name="P2">0inputs+232outputs (0major+33876minor)pagefaults 0swaps</text:p>
      <text:p text:style-name="P2">#]0;landgrebea@aldenv23: ~/cs112/lab5#landgrebea@aldenv23:~/cs112/lab5$ /usr./##[K##[K.bi##[K##[K##[K/bin/time pack200 n##[K--no-gzip twitter#4j-core-</text:p>
      <text:p text:style-name="P2">3.37user 0.09system 0:01.86elapsed 185%CPU (0avgtext+0avgdata 247104maxresident)k</text:p>
      <text:p text:style-name="P2">0inputs+456outputs (0major+33246minor)pagefaults 0swaps</text:p>
      <text:p text:style-name="P2">#]0;landgrebea@aldenv23: ~/cs112/lab5#landgrebea@aldenv23:~/cs112/lab5$ /usr/bin/time pack200 --no-gzip twitter4j-core-</text:p>
      <text:p text:style-name="P2">3.17user 0.06system 0:01.78elapsed 181%CPU (0avgtext+0avgdata 244528maxresident)k</text:p>
      <text:p text:style-name="P2">0inputs+456outputs (0major+27758minor)pagefaults 0swaps</text:p>
      <text:p text:style-name="P2">#]0;landgrebea@aldenv23: ~/cs112/lab5#landgrebea@aldenv23:~/cs112/lab5$ /usr/bin/time pack200 --no-gzip twitter4j-core-</text:p>
      <text:p text:style-name="P2">3.43user 0.06system 0:01.87elapsed 186%CPU (0avgtext+0avgdata 250928maxresident)k</text:p>
      <text:p text:style-name="P2">0inputs+456outputs (0major+25773minor)pagefaults 0swaps</text:p>
      <text:p text:style-name="P2">#]0;landgrebea@aldenv23: ~/cs112/lab5#landgrebea@aldenv23:~/cs112/lab5$ /usr/bin/time pack200 --no-gzip twitter4j-core-</text:p>
      <text:p text:style-name="P2">3.29user 0.06system 0:01.84elapsed 182%CPU (0avgtext+0avgdata 251760maxresident)k</text:p>
      <text:p text:style-name="P2">0inputs+456outputs (0major+26518minor)pagefaults 0swaps</text:p>
      <text:p text:style-name="P2">#]0;landgrebea@aldenv23: ~/cs112/lab5#landgrebea@aldenv23:~/cs112/lab5$ /usr/bin/time pack200 --no-gzip twitter4j-core-</text:p>
      <text:p text:style-name="P2">3.45user 0.08system 0:01.89elapsed 186%CPU (0avgtext+0avgdata 251616maxresident)k</text:p>
      <text:p text:style-name="P2">0inputs+456outputs (0major+27127minor)pagefaults 0swaps</text:p>
      <text:p text:style-name="P2">#]0;landgrebea@aldenv23: ~/cs112/lab5#landgrebea@aldenv23:~/cs112/lab5$ /usr/bio##[Kmn##[K##[Kn/time zip ti##[Kwitter#4j-core-3.0.3.zip twi </text:p>
      <text:p text:style-name="P2">updating: twitter4j-core-3.0.3.jar (deflated 7%)</text:p>
      <text:p text:style-name="P2">0.01user 0.00system 0:00.07elapsed 26%CPU (0avgtext+0avgdata 4496maxresident)k</text:p>
      <text:p text:style-name="P2">392inputs+520outputs (0major+346minor)pagefaults 0swaps</text:p>
      <text:p text:style-name="P2">#]0;landgrebea@aldenv23: ~/cs112/lab5#landgrebea@aldenv23:~/cs112/lab5$ /usr/bin/time zip <text:soft-page-break/>twitter4j-core-3.0.3.zip twit</text:p>
      <text:p text:style-name="P2">updating: twitter4j-core-3.0.3.jar (deflated 7%)</text:p>
      <text:p text:style-name="P2">0.01user 0.00system 0:00.07elapsed 28%CPU (0avgtext+0avgdata 4512maxresident)k</text:p>
      <text:p text:style-name="P2">392inputs+520outputs (0major+346minor)pagefaults 0swaps</text:p>
      <text:p text:style-name="P2">#]0;landgrebea@aldenv23: ~/cs112/lab5#landgrebea@aldenv23:~/cs112/lab5$ /usr/bin/time zip twitter4j-core-3.0.3.zip twit</text:p>
      <text:p text:style-name="P2">updating: twitter4j-core-3.0.3.jar (deflated 7%)</text:p>
      <text:p text:style-name="P2">0.01user 0.00system 0:00.07elapsed 26%CPU (0avgtext+0avgdata 4512maxresident)k</text:p>
      <text:p text:style-name="P2">392inputs+520outputs (0major+346minor)pagefaults 0swaps</text:p>
      <text:p text:style-name="P2">#]0;landgrebea@aldenv23: ~/cs112/lab5#landgrebea@aldenv23:~/cs112/lab5$ /usr/bin/time zip twitter4j-core-3.0.3.zip twit</text:p>
      <text:p text:style-name="P2">updating: twitter4j-core-3.0.3.jar (deflated 7%)</text:p>
      <text:p text:style-name="P2">0.01user 0.00system 0:00.07elapsed 22%CPU (0avgtext+0avgdata 4512maxresident)k</text:p>
      <text:p text:style-name="P2">392inputs+520outputs (0major+346minor)pagefaults 0swaps</text:p>
      <text:p text:style-name="P2">#]0;landgrebea@aldenv23: ~/cs112/lab5#landgrebea@aldenv23:~/cs112/lab5$ /usr/bin/time zip twitter4j-core-3.0.3.zip twit</text:p>
      <text:p text:style-name="P2">updating: twitter4j-core-3.0.3.jar (deflated 7%)</text:p>
      <text:p text:style-name="P2">0.02user 0.00system 0:00.07elapsed 32%CPU (0avgtext+0avgdata 4512maxresident)k</text:p>
      <text:p text:style-name="P2">392inputs+520outputs (0major+347minor)pagefaults 0swaps</text:p>
      <text:p text:style-name="P2">#]0;landgrebea@aldenv23: ~/cs112/lab5#landgrebea@aldenv23:~/cs112/lab5$ exit</text:p>
      <text:p text:style-name="P2">exit</text:p>
      <text:p text:style-name="P2"><text:line-break/>Script done on Thu 14 Mar 2013 05:21:07 PM EDT<text:line-break/><text:line-brea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Landgrebe</meta:initial-creator>
    <meta:creation-date>2013-03-15T00:32:46</meta:creation-date>
    <dc:date>2013-03-15T04:06:38</dc:date>
    <dc:creator>Andreas Landgrebe</dc:creator>
    <meta:editing-duration>PT27M</meta:editing-duration>
    <meta:editing-cycles>2</meta:editing-cycles>
    <meta:generator>LibreOffice/3.5$Linux_X86_64 LibreOffice_project/350m1$Build-2</meta:generator>
    <meta:printed-by>Andreas Landgrebe</meta:printed-by>
    <meta:print-date>2013-03-15T04:06:06</meta:print-date>
    <meta:document-statistic meta:table-count="0" meta:image-count="0" meta:object-count="10" meta:page-count="15" meta:paragraph-count="309" meta:word-count="2951" meta:character-count="31683" meta:non-whitespace-character-count="290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1.2252in"/>
    </style:style>
    <style:style style:name="co4"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48in" fo:break-before="auto" style:use-optimal-row-height="false"/>
    </style:style>
    <style:style style:name="ro4" style:family="table-row">
      <style:table-row-properties style:row-height="0.3547in" fo:break-before="auto" style:use-optimal-row-height="fals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Activation.jar</text:p>
          </table:table-cell>
          <table:table-cell office:value-type="string">
            <text:p>ZIP compression using jar</text:p>
          </table:table-cell>
          <table:table-cell table:style-name="ce2" office:value-type="string">
            <text:p>PACK compression using pack200</text:p>
          </table:table-cell>
          <table:table-cell office:value-type="string">
            <text:p>PACK + GZIP</text:p>
          </table:table-cell>
        </table:table-row>
        <table:table-row table:style-name="ro2">
          <table:table-cell office:value-type="string">
            <text:p>Trial 1</text:p>
          </table:table-cell>
          <table:table-cell office:value-type="string">
            <text:p>20(ms)</text:p>
          </table:table-cell>
          <table:table-cell table:style-name="ce2" office:value-type="string">
            <text:p>610(ms)</text:p>
          </table:table-cell>
          <table:table-cell office:value-type="string">
            <text:p>600(ms)</text:p>
          </table:table-cell>
        </table:table-row>
        <table:table-row table:style-name="ro2">
          <table:table-cell office:value-type="string">
            <text:p>Trial 2</text:p>
          </table:table-cell>
          <table:table-cell office:value-type="string">
            <text:p>20(ms)</text:p>
          </table:table-cell>
          <table:table-cell office:value-type="string">
            <text:p>570(ms)</text:p>
          </table:table-cell>
          <table:table-cell office:value-type="string">
            <text:p>610(ms)</text:p>
          </table:table-cell>
        </table:table-row>
        <table:table-row table:style-name="ro2">
          <table:table-cell office:value-type="string">
            <text:p>Trial 3</text:p>
          </table:table-cell>
          <table:table-cell office:value-type="string">
            <text:p>20(ms)</text:p>
          </table:table-cell>
          <table:table-cell office:value-type="string">
            <text:p>600(ms)</text:p>
          </table:table-cell>
          <table:table-cell office:value-type="string">
            <text:p>640(ms)</text:p>
          </table:table-cell>
        </table:table-row>
        <table:table-row table:style-name="ro2">
          <table:table-cell office:value-type="string">
            <text:p>Trial 4</text:p>
          </table:table-cell>
          <table:table-cell office:value-type="string">
            <text:p>20(ms)</text:p>
          </table:table-cell>
          <table:table-cell office:value-type="string">
            <text:p>550(ms)</text:p>
          </table:table-cell>
          <table:table-cell office:value-type="string">
            <text:p>630(ms)</text:p>
          </table:table-cell>
        </table:table-row>
        <table:table-row table:style-name="ro2">
          <table:table-cell office:value-type="string">
            <text:p>Trial 5</text:p>
          </table:table-cell>
          <table:table-cell office:value-type="string">
            <text:p>190(ms)</text:p>
          </table:table-cell>
          <table:table-cell office:value-type="string">
            <text:p>600(ms)</text:p>
          </table:table-cell>
          <table:table-cell office:value-type="string">
            <text:p>580(ms)</text:p>
          </table:table-cell>
        </table:table-row>
        <table:table-row table:style-name="ro3">
          <table:table-cell office:value-type="string">
            <text:p>Average</text:p>
          </table:table-cell>
          <table:table-cell office:value-type="string">
            <text:p>54(ms)</text:p>
          </table:table-cell>
          <table:table-cell office:value-type="string">
            <text:p>586(ms)</text:p>
          </table:table-cell>
          <table:table-cell office:value-type="string">
            <text:p>612(ms)</text:p>
          </table:table-cell>
        </table:table-row>
        <table:table-row table:style-name="ro4">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2.2972in"/>
    </style:style>
    <style:style style:name="co4" style:family="table-column">
      <style:table-column-properties fo:break-before="auto" style:column-width="1.8681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63">
          <table:table-cell table:number-columns-repeated="5"/>
        </table:table-row>
        <table:table-row table:style-name="ro2">
          <table:table-cell table:number-columns-repeated="5"/>
        </table:table-row>
        <table:table-row table:style-name="ro2">
          <table:table-cell/>
          <table:table-cell office:value-type="string">
            <text:p>Jar file</text:p>
          </table:table-cell>
          <table:table-cell office:value-type="string">
            <text:p>ZIP compression using jar</text:p>
          </table:table-cell>
          <table:table-cell office:value-type="string">
            <text:p>PACK compression using pack200</text:p>
          </table:table-cell>
          <table:table-cell office:value-type="string">
            <text:p>PACK + GZIP</text:p>
          </table:table-cell>
        </table:table-row>
        <table:table-row table:style-name="ro2">
          <table:table-cell office:value-type="string">
            <text:p>Twitter4j-core-3.0.3.jar</text:p>
          </table:table-cell>
          <table:table-cell office:value-type="string">
            <text:p>284059 bytes</text:p>
          </table:table-cell>
          <table:table-cell office:value-type="string">
            <text:p>263795 bytes (7.68% down)</text:p>
          </table:table-cell>
          <table:table-cell office:value-type="string">
            <text:p>197447 bytes (43.87% down)</text:p>
          </table:table-cell>
          <table:table-cell office:value-type="string">
            <text:p>85091 bytes (223.83% down)</text:p>
          </table:table-cell>
        </table:table-row>
        <table:table-row table:style-name="ro2">
          <table:table-cell table:number-columns-repeated="5"/>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1.225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4"/>
        </table:table-row>
        <table:table-row table:style-name="ro2">
          <table:table-cell office:value-type="string">
            <text:p>Atomserver-2.0-tests.jar</text:p>
          </table:table-cell>
          <table:table-cell office:value-type="string">
            <text:p>ZIP compression using jar</text:p>
          </table:table-cell>
          <table:table-cell table:style-name="ce2" office:value-type="string">
            <text:p>Pack Compression using Pack200</text:p>
          </table:table-cell>
          <table:table-cell office:value-type="string">
            <text:p>PACK + GZIP</text:p>
          </table:table-cell>
        </table:table-row>
        <table:table-row table:style-name="ro3">
          <table:table-cell office:value-type="string">
            <text:p>Trial 1</text:p>
          </table:table-cell>
          <table:table-cell office:value-type="string">
            <text:p>50(ms)</text:p>
          </table:table-cell>
          <table:table-cell office:value-type="string">
            <text:p>1190(ms)</text:p>
          </table:table-cell>
          <table:table-cell office:value-type="string">
            <text:p>1200(ms)</text:p>
          </table:table-cell>
        </table:table-row>
        <table:table-row table:style-name="ro3">
          <table:table-cell office:value-type="string">
            <text:p>Trial 2</text:p>
          </table:table-cell>
          <table:table-cell office:value-type="string">
            <text:p>50(ms)</text:p>
          </table:table-cell>
          <table:table-cell office:value-type="string">
            <text:p>1080(ms)</text:p>
          </table:table-cell>
          <table:table-cell office:value-type="string">
            <text:p>1020(ms)</text:p>
          </table:table-cell>
        </table:table-row>
        <table:table-row table:style-name="ro3">
          <table:table-cell office:value-type="string">
            <text:p>Trial 3</text:p>
          </table:table-cell>
          <table:table-cell office:value-type="string">
            <text:p>50(ms)</text:p>
          </table:table-cell>
          <table:table-cell office:value-type="string">
            <text:p>1140(ms)</text:p>
          </table:table-cell>
          <table:table-cell office:value-type="string">
            <text:p>1150(ms)</text:p>
          </table:table-cell>
        </table:table-row>
        <table:table-row table:style-name="ro3">
          <table:table-cell office:value-type="string">
            <text:p>Trial 4</text:p>
          </table:table-cell>
          <table:table-cell office:value-type="string">
            <text:p>50(ms)</text:p>
          </table:table-cell>
          <table:table-cell office:value-type="string">
            <text:p>1120(ms)</text:p>
          </table:table-cell>
          <table:table-cell office:value-type="string">
            <text:p>1180(ms)</text:p>
          </table:table-cell>
        </table:table-row>
        <table:table-row table:style-name="ro3">
          <table:table-cell office:value-type="string">
            <text:p>Trial 5</text:p>
          </table:table-cell>
          <table:table-cell office:value-type="string">
            <text:p>60(ms)</text:p>
          </table:table-cell>
          <table:table-cell office:value-type="string">
            <text:p>1150(ms)</text:p>
          </table:table-cell>
          <table:table-cell office:value-type="string">
            <text:p>1140(ms)</text:p>
          </table:table-cell>
        </table:table-row>
        <table:table-row table:style-name="ro3">
          <table:table-cell office:value-type="string">
            <text:p>Average</text:p>
          </table:table-cell>
          <table:table-cell office:value-type="string">
            <text:p>52(ms)</text:p>
          </table:table-cell>
          <table:table-cell office:value-type="string">
            <text:p>1136(ms)</text:p>
          </table:table-cell>
          <table:table-cell office:value-type="string">
            <text:p>1138(ms)</text:p>
          </table:table-cell>
        </table:table-row>
        <table:table-row table:style-name="ro3">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1.225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office:value-type="string">
            <text:p>Bailey.jar</text:p>
          </table:table-cell>
          <table:table-cell office:value-type="string">
            <text:p>Zip compression using jar</text:p>
          </table:table-cell>
          <table:table-cell table:style-name="ce1" office:value-type="string">
            <text:p>PACK compression using pack200</text:p>
          </table:table-cell>
          <table:table-cell office:value-type="string">
            <text:p>PACK + GZIP</text:p>
          </table:table-cell>
        </table:table-row>
        <table:table-row table:style-name="ro3">
          <table:table-cell office:value-type="string">
            <text:p>Trial 1</text:p>
          </table:table-cell>
          <table:table-cell office:value-type="string">
            <text:p>160(ms)</text:p>
          </table:table-cell>
          <table:table-cell office:value-type="string">
            <text:p>1340(ms)</text:p>
          </table:table-cell>
          <table:table-cell office:value-type="string">
            <text:p>1190(ms)</text:p>
          </table:table-cell>
        </table:table-row>
        <table:table-row table:style-name="ro3">
          <table:table-cell office:value-type="string">
            <text:p>Trial 2</text:p>
          </table:table-cell>
          <table:table-cell office:value-type="string">
            <text:p>100(ms)</text:p>
          </table:table-cell>
          <table:table-cell office:value-type="string">
            <text:p>1260(ms)</text:p>
          </table:table-cell>
          <table:table-cell office:value-type="string">
            <text:p>1320(ms)</text:p>
          </table:table-cell>
        </table:table-row>
        <table:table-row table:style-name="ro3">
          <table:table-cell office:value-type="string">
            <text:p>Trial 3</text:p>
          </table:table-cell>
          <table:table-cell office:value-type="string">
            <text:p>70(ms)</text:p>
          </table:table-cell>
          <table:table-cell office:value-type="string">
            <text:p>1270(ms)</text:p>
          </table:table-cell>
          <table:table-cell office:value-type="string">
            <text:p>1150(ms)</text:p>
          </table:table-cell>
        </table:table-row>
        <table:table-row table:style-name="ro3">
          <table:table-cell office:value-type="string">
            <text:p>Trial 4</text:p>
          </table:table-cell>
          <table:table-cell office:value-type="string">
            <text:p>60(ms)</text:p>
          </table:table-cell>
          <table:table-cell office:value-type="string">
            <text:p>1420(ms)</text:p>
          </table:table-cell>
          <table:table-cell office:value-type="string">
            <text:p>1280(ms)</text:p>
          </table:table-cell>
        </table:table-row>
        <table:table-row table:style-name="ro3">
          <table:table-cell office:value-type="string">
            <text:p>Trial 5</text:p>
          </table:table-cell>
          <table:table-cell office:value-type="string">
            <text:p>50(ms)</text:p>
          </table:table-cell>
          <table:table-cell office:value-type="string">
            <text:p>1310(ms)</text:p>
          </table:table-cell>
          <table:table-cell office:value-type="string">
            <text:p>1250(ms)</text:p>
          </table:table-cell>
        </table:table-row>
        <table:table-row table:style-name="ro3">
          <table:table-cell office:value-type="string">
            <text:p>Average</text:p>
          </table:table-cell>
          <table:table-cell office:value-type="string">
            <text:p>90(ms)</text:p>
          </table:table-cell>
          <table:table-cell office:value-type="string">
            <text:p>1320(ms)</text:p>
          </table:table-cell>
          <table:table-cell office:value-type="string">
            <text:p>1238(ms)</text:p>
          </table:table-cell>
        </table:table-row>
        <table:table-row table:style-name="ro3">
          <table:table-cell table:number-columns-repeated="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1.225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4">
          <table:table-cell table:number-columns-repeated="4"/>
        </table:table-row>
        <table:table-row table:style-name="ro2">
          <table:table-cell office:value-type="string">
            <text:p>Profiler.jar</text:p>
          </table:table-cell>
          <table:table-cell office:value-type="string">
            <text:p>ZIP compression using jar</text:p>
          </table:table-cell>
          <table:table-cell table:style-name="ce2" office:value-type="string">
            <text:p>PACK compression using pack200</text:p>
          </table:table-cell>
          <table:table-cell office:value-type="string">
            <text:p>PACK + GZIP</text:p>
          </table:table-cell>
        </table:table-row>
        <table:table-row table:style-name="ro3">
          <table:table-cell office:value-type="string">
            <text:p>Trial 1</text:p>
          </table:table-cell>
          <table:table-cell office:value-type="string">
            <text:p>10(ms)</text:p>
          </table:table-cell>
          <table:table-cell office:value-type="string">
            <text:p>210(ms)</text:p>
          </table:table-cell>
          <table:table-cell office:value-type="string">
            <text:p>220(ms)</text:p>
          </table:table-cell>
        </table:table-row>
        <table:table-row table:style-name="ro3">
          <table:table-cell office:value-type="string">
            <text:p>Trial 2</text:p>
          </table:table-cell>
          <table:table-cell office:value-type="string">
            <text:p>20(ms)</text:p>
          </table:table-cell>
          <table:table-cell office:value-type="string">
            <text:p>250(ms)</text:p>
          </table:table-cell>
          <table:table-cell office:value-type="string">
            <text:p>220(ms)</text:p>
          </table:table-cell>
        </table:table-row>
        <table:table-row table:style-name="ro3">
          <table:table-cell office:value-type="string">
            <text:p>Trial 3</text:p>
          </table:table-cell>
          <table:table-cell office:value-type="string">
            <text:p>20(ms)</text:p>
          </table:table-cell>
          <table:table-cell office:value-type="string">
            <text:p>240(ms)</text:p>
          </table:table-cell>
          <table:table-cell office:value-type="string">
            <text:p>230(ms)</text:p>
          </table:table-cell>
        </table:table-row>
        <table:table-row table:style-name="ro3">
          <table:table-cell office:value-type="string">
            <text:p>Trial 4</text:p>
          </table:table-cell>
          <table:table-cell office:value-type="string">
            <text:p>30(ms)</text:p>
          </table:table-cell>
          <table:table-cell office:value-type="string">
            <text:p>230(ms)</text:p>
          </table:table-cell>
          <table:table-cell office:value-type="string">
            <text:p>210(ms)</text:p>
          </table:table-cell>
        </table:table-row>
        <table:table-row table:style-name="ro3">
          <table:table-cell office:value-type="string">
            <text:p>Trial 5</text:p>
          </table:table-cell>
          <table:table-cell office:value-type="string">
            <text:p>20(ms)</text:p>
          </table:table-cell>
          <table:table-cell table:number-columns-repeated="2" office:value-type="string">
            <text:p>210(ms)</text:p>
          </table:table-cell>
        </table:table-row>
        <table:table-row table:style-name="ro3">
          <table:table-cell office:value-type="string">
            <text:p>Average</text:p>
          </table:table-cell>
          <table:table-cell office:value-type="string">
            <text:p>20(ms)</text:p>
          </table:table-cell>
          <table:table-cell office:value-type="string">
            <text:p>228(ms)</text:p>
          </table:table-cell>
          <table:table-cell office:value-type="string">
            <text:p>218(ms)</text:p>
          </table:table-cell>
        </table:table-row>
        <table:table-row table:style-name="ro3">
          <table:table-cell table:number-columns-repeated="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1.225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2">
          <table:table-cell table:number-columns-repeated="4"/>
        </table:table-row>
        <table:table-row table:style-name="ro2">
          <table:table-cell office:value-type="string">
            <text:p>Twitter4j-core-3.0.3.jar</text:p>
          </table:table-cell>
          <table:table-cell office:value-type="string">
            <text:p>ZIP compression using jar</text:p>
          </table:table-cell>
          <table:table-cell table:style-name="ce2" office:value-type="string">
            <text:p>PACK compression using pack200</text:p>
          </table:table-cell>
          <table:table-cell office:value-type="string">
            <text:p>PACK + GZIP</text:p>
          </table:table-cell>
        </table:table-row>
        <table:table-row table:style-name="ro3">
          <table:table-cell office:value-type="string">
            <text:p>Trial 1</text:p>
          </table:table-cell>
          <table:table-cell office:value-type="string">
            <text:p>70(ms)</text:p>
          </table:table-cell>
          <table:table-cell office:value-type="string">
            <text:p>1860(ms)</text:p>
          </table:table-cell>
          <table:table-cell office:value-type="string">
            <text:p>1910(ms)</text:p>
          </table:table-cell>
        </table:table-row>
        <table:table-row table:style-name="ro3">
          <table:table-cell office:value-type="string">
            <text:p>Trial 2</text:p>
          </table:table-cell>
          <table:table-cell office:value-type="string">
            <text:p>70(ms)</text:p>
          </table:table-cell>
          <table:table-cell office:value-type="string">
            <text:p>1780(ms)</text:p>
          </table:table-cell>
          <table:table-cell office:value-type="string">
            <text:p>1850(ms)</text:p>
          </table:table-cell>
        </table:table-row>
        <table:table-row table:style-name="ro3">
          <table:table-cell office:value-type="string">
            <text:p>Trial 3</text:p>
          </table:table-cell>
          <table:table-cell office:value-type="string">
            <text:p>70(ms)</text:p>
          </table:table-cell>
          <table:table-cell office:value-type="string">
            <text:p>1870(ms)</text:p>
          </table:table-cell>
          <table:table-cell office:value-type="string">
            <text:p>1890(ms)</text:p>
          </table:table-cell>
        </table:table-row>
        <table:table-row table:style-name="ro3">
          <table:table-cell office:value-type="string">
            <text:p>Trial 4</text:p>
          </table:table-cell>
          <table:table-cell office:value-type="string">
            <text:p>70(ms)</text:p>
          </table:table-cell>
          <table:table-cell office:value-type="string">
            <text:p>1840(ms)</text:p>
          </table:table-cell>
          <table:table-cell office:value-type="string">
            <text:p>1850(ms)</text:p>
          </table:table-cell>
        </table:table-row>
        <table:table-row table:style-name="ro3">
          <table:table-cell office:value-type="string">
            <text:p>Trial 5</text:p>
          </table:table-cell>
          <table:table-cell office:value-type="string">
            <text:p>70(ms)</text:p>
          </table:table-cell>
          <table:table-cell office:value-type="string">
            <text:p>1890(ms)</text:p>
          </table:table-cell>
          <table:table-cell office:value-type="string">
            <text:p>1900(ms)</text:p>
          </table:table-cell>
        </table:table-row>
        <table:table-row table:style-name="ro3">
          <table:table-cell office:value-type="string">
            <text:p>Average</text:p>
          </table:table-cell>
          <table:table-cell office:value-type="string">
            <text:p>70(ms)</text:p>
          </table:table-cell>
          <table:table-cell office:value-type="string">
            <text:p>1848(ms)</text:p>
          </table:table-cell>
          <table:table-cell office:value-type="string">
            <text:p>1880(ms)</text:p>
          </table:table-cell>
        </table:table-row>
        <table:table-row table:style-name="ro3">
          <table:table-cell table:number-columns-repeated="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2.2972in"/>
    </style:style>
    <style:style style:name="co4" style:family="table-column">
      <style:table-column-properties fo:break-before="auto" style:column-width="1.7543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43">
          <table:table-cell table:number-columns-repeated="5"/>
        </table:table-row>
        <table:table-row table:style-name="ro2">
          <table:table-cell/>
          <table:table-cell office:value-type="string">
            <text:p>Jar file</text:p>
          </table:table-cell>
          <table:table-cell office:value-type="string">
            <text:p>ZIP compression using jar</text:p>
          </table:table-cell>
          <table:table-cell office:value-type="string">
            <text:p>PACK compression using pack200</text:p>
          </table:table-cell>
          <table:table-cell office:value-type="string">
            <text:p>PACK + GZIP</text:p>
          </table:table-cell>
        </table:table-row>
        <table:table-row table:style-name="ro2">
          <table:table-cell office:value-type="string">
            <text:p>Activation.jar</text:p>
          </table:table-cell>
          <table:table-cell office:value-type="string">
            <text:p>64311 bytes</text:p>
          </table:table-cell>
          <table:table-cell office:value-type="string">
            <text:p>58171 bytes(10.55% down)</text:p>
          </table:table-cell>
          <table:table-cell office:value-type="string">
            <text:p>51217 bytes(25.56% down)</text:p>
          </table:table-cell>
          <table:table-cell office:value-type="string">
            <text:p>25108 bytes(156.13% down)</text:p>
          </table:table-cell>
        </table:table-row>
        <table:table-row table:style-name="ro2">
          <table:table-cell table:number-columns-repeated="5"/>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2.2972in"/>
    </style:style>
    <style:style style:name="co4" style:family="table-column">
      <style:table-column-properties fo:break-before="auto" style:column-width="1.8681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47">
          <table:table-cell table:number-columns-repeated="5"/>
        </table:table-row>
        <table:table-row table:style-name="ro2">
          <table:table-cell/>
          <table:table-cell office:value-type="string">
            <text:p>Jar file</text:p>
          </table:table-cell>
          <table:table-cell office:value-type="string">
            <text:p>ZIP compression using jar</text:p>
          </table:table-cell>
          <table:table-cell office:value-type="string">
            <text:p>PACK compression using pack200</text:p>
          </table:table-cell>
          <table:table-cell office:value-type="string">
            <text:p>PACK + GZIP</text:p>
          </table:table-cell>
        </table:table-row>
        <table:table-row table:style-name="ro2">
          <table:table-cell office:value-type="string">
            <text:p>Atomserver-2.0-tests.jar</text:p>
          </table:table-cell>
          <table:table-cell office:value-type="string">
            <text:p>191465 bytes</text:p>
          </table:table-cell>
          <table:table-cell office:value-type="string">
            <text:p>177558 bytes (7.83% down)</text:p>
          </table:table-cell>
          <table:table-cell office:value-type="string">
            <text:p>213331 bytes (10.25% up)</text:p>
          </table:table-cell>
          <table:table-cell office:value-type="string">
            <text:p>71908 bytes (166.26% down)</text:p>
          </table:table-cell>
        </table:table-row>
        <table:table-row table:style-name="ro2">
          <table:table-cell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2.2972in"/>
    </style:style>
    <style:style style:name="co4" style:family="table-column">
      <style:table-column-properties fo:break-before="auto" style:column-width="1.8681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52">
          <table:table-cell table:number-columns-repeated="5"/>
        </table:table-row>
        <table:table-row table:style-name="ro2">
          <table:table-cell/>
          <table:table-cell office:value-type="string">
            <text:p>Jar file</text:p>
          </table:table-cell>
          <table:table-cell office:value-type="string">
            <text:p>ZIP compression using jar</text:p>
          </table:table-cell>
          <table:table-cell office:value-type="string">
            <text:p>PACK compression using pack200</text:p>
          </table:table-cell>
          <table:table-cell office:value-type="string">
            <text:p>PACK + GZIP</text:p>
          </table:table-cell>
        </table:table-row>
        <table:table-row table:style-name="ro2">
          <table:table-cell office:value-type="string">
            <text:p>Bailey.jar</text:p>
          </table:table-cell>
          <table:table-cell office:value-type="string">
            <text:p>197560 bytes</text:p>
          </table:table-cell>
          <table:table-cell office:value-type="string">
            <text:p>183844 bytes (7.46% down)</text:p>
          </table:table-cell>
          <table:table-cell office:value-type="string">
            <text:p>112558 bytes (75.51% down)</text:p>
          </table:table-cell>
          <table:table-cell office:value-type="string">
            <text:p>55815 bytes (253% down)</text:p>
          </table:table-cell>
        </table:table-row>
        <table:table-row table:style-name="ro2">
          <table:table-cell table:number-columns-repeated="5"/>
        </table:table-row>
        <table:table-row table:style-name="ro2">
          <table:table-cell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39in"/>
    </style:style>
    <style:style style:name="co2" style:family="table-column">
      <style:table-column-properties fo:break-before="auto" style:column-width="1.822in"/>
    </style:style>
    <style:style style:name="co3" style:family="table-column">
      <style:table-column-properties fo:break-before="auto" style:column-width="2.2972in"/>
    </style:style>
    <style:style style:name="co4" style:family="table-column">
      <style:table-column-properties fo:break-before="auto" style:column-width="1.8681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57">
          <table:table-cell table:number-columns-repeated="5"/>
        </table:table-row>
        <table:table-row table:style-name="ro2">
          <table:table-cell/>
          <table:table-cell office:value-type="string">
            <text:p>Jar file</text:p>
          </table:table-cell>
          <table:table-cell office:value-type="string">
            <text:p>ZIP compression using jar</text:p>
          </table:table-cell>
          <table:table-cell office:value-type="string">
            <text:p>PACK compression using pack200</text:p>
          </table:table-cell>
          <table:table-cell office:value-type="string">
            <text:p>PACK + GZIP</text:p>
          </table:table-cell>
        </table:table-row>
        <table:table-row table:style-name="ro2">
          <table:table-cell office:value-type="string">
            <text:p>Profiler.jar</text:p>
          </table:table-cell>
          <table:table-cell office:value-type="string">
            <text:p>7294 bytes</text:p>
          </table:table-cell>
          <table:table-cell office:value-type="string">
            <text:p>44731 bytes(83.69% up)</text:p>
          </table:table-cell>
          <table:table-cell office:value-type="string">
            <text:p>4719 bytes (54.57% down)</text:p>
          </table:table-cell>
          <table:table-cell office:value-type="string">
            <text:p>3127 bytes (133.26% down)</text:p>
          </table:table-cell>
        </table:table-row>
        <table:table-row table:style-name="ro2">
          <table:table-cell table:number-columns-repeated="5"/>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